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65176133333333" calcext:value-type="float">
            <text:p>2.65176</text:p>
          </table:table-cell>
          <table:table-cell office:value-type="float" office:value="2.636908" calcext:value-type="float">
            <text:p>2.63691</text:p>
          </table:table-cell>
          <table:table-cell office:value-type="float" office:value="6.446752" calcext:value-type="float">
            <text:p>6.446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27648" calcext:value-type="float">
            <text:p>2.62765</text:p>
          </table:table-cell>
          <table:table-cell office:value-type="float" office:value="2.629828" calcext:value-type="float">
            <text:p>2.62983</text:p>
          </table:table-cell>
          <table:table-cell office:value-type="float" office:value="6.569712" calcext:value-type="float">
            <text:p>6.569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43228" calcext:value-type="float">
            <text:p>2.54323</text:p>
          </table:table-cell>
          <table:table-cell office:value-type="float" office:value="2.52585733333333" calcext:value-type="float">
            <text:p>2.52586</text:p>
          </table:table-cell>
          <table:table-cell office:value-type="float" office:value="5.275168" calcext:value-type="float">
            <text:p>5.275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26108" calcext:value-type="float">
            <text:p>2.52611</text:p>
          </table:table-cell>
          <table:table-cell office:value-type="float" office:value="2.529692" calcext:value-type="float">
            <text:p>2.52969</text:p>
          </table:table-cell>
          <table:table-cell office:value-type="float" office:value="3.655696" calcext:value-type="float">
            <text:p>3.655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2576933333333" calcext:value-type="float">
            <text:p>2.52577</text:p>
          </table:table-cell>
          <table:table-cell office:value-type="float" office:value="2.51114533333333" calcext:value-type="float">
            <text:p>2.51115</text:p>
          </table:table-cell>
          <table:table-cell office:value-type="float" office:value="3.654448" calcext:value-type="float">
            <text:p>3.654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2424933333333" calcext:value-type="float">
            <text:p>2.52425</text:p>
          </table:table-cell>
          <table:table-cell office:value-type="float" office:value="2.52809333333333" calcext:value-type="float">
            <text:p>2.52809</text:p>
          </table:table-cell>
          <table:table-cell office:value-type="float" office:value="5.349824" calcext:value-type="float">
            <text:p>5.349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200533333333" calcext:value-type="float">
            <text:p>2.50201</text:p>
          </table:table-cell>
          <table:table-cell office:value-type="float" office:value="2.49757066666667" calcext:value-type="float">
            <text:p>2.49757</text:p>
          </table:table-cell>
          <table:table-cell office:value-type="float" office:value="4.34384" calcext:value-type="float">
            <text:p>4.343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9698" calcext:value-type="float">
            <text:p>2.49698</text:p>
          </table:table-cell>
          <table:table-cell office:value-type="float" office:value="2.49902133333333" calcext:value-type="float">
            <text:p>2.49902</text:p>
          </table:table-cell>
          <table:table-cell office:value-type="float" office:value="3.81968" calcext:value-type="float">
            <text:p>3.819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9631733333333" calcext:value-type="float">
            <text:p>2.49632</text:p>
          </table:table-cell>
          <table:table-cell office:value-type="float" office:value="2.47486266666667" calcext:value-type="float">
            <text:p>2.47486</text:p>
          </table:table-cell>
          <table:table-cell office:value-type="float" office:value="3.817136" calcext:value-type="float">
            <text:p>3.81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8551466666667" calcext:value-type="float">
            <text:p>2.48551</text:p>
          </table:table-cell>
          <table:table-cell office:value-type="float" office:value="2.47263466666667" calcext:value-type="float">
            <text:p>2.47263</text:p>
          </table:table-cell>
          <table:table-cell office:value-type="float" office:value="4.773936" calcext:value-type="float">
            <text:p>4.773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91228" calcext:value-type="float">
            <text:p>2.49123</text:p>
          </table:table-cell>
          <table:table-cell office:value-type="float" office:value="2.48058933333333" calcext:value-type="float">
            <text:p>2.48059</text:p>
          </table:table-cell>
          <table:table-cell office:value-type="float" office:value="4.320128" calcext:value-type="float">
            <text:p>4.320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501733333333" calcext:value-type="float">
            <text:p>2.46502</text:p>
          </table:table-cell>
          <table:table-cell office:value-type="float" office:value="2.47189733333333" calcext:value-type="float">
            <text:p>2.4719</text:p>
          </table:table-cell>
          <table:table-cell office:value-type="float" office:value="4.742304" calcext:value-type="float">
            <text:p>4.74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5697066666667" calcext:value-type="float">
            <text:p>2.45697</text:p>
          </table:table-cell>
          <table:table-cell office:value-type="float" office:value="2.44737333333333" calcext:value-type="float">
            <text:p>2.44737</text:p>
          </table:table-cell>
          <table:table-cell office:value-type="float" office:value="4.055552" calcext:value-type="float">
            <text:p>4.055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4670266666667" calcext:value-type="float">
            <text:p>2.4467</text:p>
          </table:table-cell>
          <table:table-cell office:value-type="float" office:value="2.43740133333333" calcext:value-type="float">
            <text:p>2.4374</text:p>
          </table:table-cell>
          <table:table-cell office:value-type="float" office:value="4.182624" calcext:value-type="float">
            <text:p>4.182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44936" calcext:value-type="float">
            <text:p>2.44494</text:p>
          </table:table-cell>
          <table:table-cell office:value-type="float" office:value="2.41875733333333" calcext:value-type="float">
            <text:p>2.41876</text:p>
          </table:table-cell>
          <table:table-cell office:value-type="float" office:value="4.13256" calcext:value-type="float">
            <text:p>4.132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851866666667" calcext:value-type="float">
            <text:p>2.43852</text:p>
          </table:table-cell>
          <table:table-cell office:value-type="float" office:value="2.43550933333333" calcext:value-type="float">
            <text:p>2.43551</text:p>
          </table:table-cell>
          <table:table-cell office:value-type="float" office:value="4.066432" calcext:value-type="float">
            <text:p>4.066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849466666667" calcext:value-type="float">
            <text:p>2.43849</text:p>
          </table:table-cell>
          <table:table-cell office:value-type="float" office:value="2.43318266666667" calcext:value-type="float">
            <text:p>2.43318</text:p>
          </table:table-cell>
          <table:table-cell office:value-type="float" office:value="4.724368" calcext:value-type="float">
            <text:p>4.724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7408" calcext:value-type="float">
            <text:p>2.43741</text:p>
          </table:table-cell>
          <table:table-cell office:value-type="float" office:value="2.428336" calcext:value-type="float">
            <text:p>2.42834</text:p>
          </table:table-cell>
          <table:table-cell office:value-type="float" office:value="4.158768" calcext:value-type="float">
            <text:p>4.158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47064" calcext:value-type="float">
            <text:p>2.44706</text:p>
          </table:table-cell>
          <table:table-cell office:value-type="float" office:value="2.43542933333333" calcext:value-type="float">
            <text:p>2.43543</text:p>
          </table:table-cell>
          <table:table-cell office:value-type="float" office:value="4.778992" calcext:value-type="float">
            <text:p>4.778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3296666666667" calcext:value-type="float">
            <text:p>2.43297</text:p>
          </table:table-cell>
          <table:table-cell office:value-type="float" office:value="2.42058266666667" calcext:value-type="float">
            <text:p>2.42058</text:p>
          </table:table-cell>
          <table:table-cell office:value-type="float" office:value="4.924096" calcext:value-type="float">
            <text:p>4.92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.44228133333333" calcext:value-type="float">
            <text:p>2.44228</text:p>
          </table:table-cell>
          <table:table-cell office:value-type="float" office:value="2.43173866666667" calcext:value-type="float">
            <text:p>2.43174</text:p>
          </table:table-cell>
          <table:table-cell office:value-type="float" office:value="4.749296" calcext:value-type="float">
            <text:p>4.74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036" calcext:value-type="float">
            <text:p>2.43036</text:p>
          </table:table-cell>
          <table:table-cell office:value-type="float" office:value="2.42551066666667" calcext:value-type="float">
            <text:p>2.42551</text:p>
          </table:table-cell>
          <table:table-cell office:value-type="float" office:value="4.970096" calcext:value-type="float">
            <text:p>4.97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2699733333333" calcext:value-type="float">
            <text:p>2.427</text:p>
          </table:table-cell>
          <table:table-cell office:value-type="float" office:value="2.42345333333333" calcext:value-type="float">
            <text:p>2.42345</text:p>
          </table:table-cell>
          <table:table-cell office:value-type="float" office:value="4.83792" calcext:value-type="float">
            <text:p>4.837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13044" calcext:value-type="float">
            <text:p>2.41304</text:p>
          </table:table-cell>
          <table:table-cell office:value-type="float" office:value="2.421436" calcext:value-type="float">
            <text:p>2.42144</text:p>
          </table:table-cell>
          <table:table-cell office:value-type="float" office:value="4.211776" calcext:value-type="float">
            <text:p>4.211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41499333333333" calcext:value-type="float">
            <text:p>2.41499</text:p>
          </table:table-cell>
          <table:table-cell office:value-type="float" office:value="2.39546133333333" calcext:value-type="float">
            <text:p>2.39546</text:p>
          </table:table-cell>
          <table:table-cell office:value-type="float" office:value="4.998672" calcext:value-type="float">
            <text:p>4.998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1001466666667" calcext:value-type="float">
            <text:p>2.41001</text:p>
          </table:table-cell>
          <table:table-cell office:value-type="float" office:value="2.398212" calcext:value-type="float">
            <text:p>2.39821</text:p>
          </table:table-cell>
          <table:table-cell office:value-type="float" office:value="4.463008" calcext:value-type="float">
            <text:p>4.463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0192933333333" calcext:value-type="float">
            <text:p>2.40193</text:p>
          </table:table-cell>
          <table:table-cell office:value-type="float" office:value="2.39899866666667" calcext:value-type="float">
            <text:p>2.399</text:p>
          </table:table-cell>
          <table:table-cell office:value-type="float" office:value="4.582096" calcext:value-type="float">
            <text:p>4.58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9416266666667" calcext:value-type="float">
            <text:p>2.39416</text:p>
          </table:table-cell>
          <table:table-cell office:value-type="float" office:value="2.39829066666667" calcext:value-type="float">
            <text:p>2.39829</text:p>
          </table:table-cell>
          <table:table-cell office:value-type="float" office:value="4.065328" calcext:value-type="float">
            <text:p>4.065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02944" calcext:value-type="float">
            <text:p>2.40294</text:p>
          </table:table-cell>
          <table:table-cell office:value-type="float" office:value="2.38458933333333" calcext:value-type="float">
            <text:p>2.38459</text:p>
          </table:table-cell>
          <table:table-cell office:value-type="float" office:value="4.017136" calcext:value-type="float">
            <text:p>4.01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8360266666667" calcext:value-type="float">
            <text:p>2.3836</text:p>
          </table:table-cell>
          <table:table-cell office:value-type="float" office:value="2.38359466666667" calcext:value-type="float">
            <text:p>2.38359</text:p>
          </table:table-cell>
          <table:table-cell office:value-type="float" office:value="5.020176" calcext:value-type="float">
            <text:p>5.020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8644" calcext:value-type="float">
            <text:p>2.36864</text:p>
          </table:table-cell>
          <table:table-cell office:value-type="float" office:value="2.370324" calcext:value-type="float">
            <text:p>2.37032</text:p>
          </table:table-cell>
          <table:table-cell office:value-type="float" office:value="4.353536" calcext:value-type="float">
            <text:p>4.353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775733333333" calcext:value-type="float">
            <text:p>2.36776</text:p>
          </table:table-cell>
          <table:table-cell office:value-type="float" office:value="2.36978666666667" calcext:value-type="float">
            <text:p>2.36979</text:p>
          </table:table-cell>
          <table:table-cell office:value-type="float" office:value="4.364288" calcext:value-type="float">
            <text:p>4.364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6055866666667" calcext:value-type="float">
            <text:p>2.36056</text:p>
          </table:table-cell>
          <table:table-cell office:value-type="float" office:value="2.32071066666667" calcext:value-type="float">
            <text:p>2.32071</text:p>
          </table:table-cell>
          <table:table-cell office:value-type="float" office:value="4.844768" calcext:value-type="float">
            <text:p>4.844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5992133333333" calcext:value-type="float">
            <text:p>2.35992</text:p>
          </table:table-cell>
          <table:table-cell office:value-type="float" office:value="2.32777066666667" calcext:value-type="float">
            <text:p>2.32777</text:p>
          </table:table-cell>
          <table:table-cell office:value-type="float" office:value="4.251296" calcext:value-type="float">
            <text:p>4.25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8408" calcext:value-type="float">
            <text:p>2.35841</text:p>
          </table:table-cell>
          <table:table-cell office:value-type="float" office:value="2.36124266666667" calcext:value-type="float">
            <text:p>2.36124</text:p>
          </table:table-cell>
          <table:table-cell office:value-type="float" office:value="3.573904" calcext:value-type="float">
            <text:p>3.57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82076" calcext:value-type="float">
            <text:p>2.38208</text:p>
          </table:table-cell>
          <table:table-cell office:value-type="float" office:value="2.35713466666667" calcext:value-type="float">
            <text:p>2.35713</text:p>
          </table:table-cell>
          <table:table-cell office:value-type="float" office:value="3.521232" calcext:value-type="float">
            <text:p>3.521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291866666667" calcext:value-type="float">
            <text:p>2.35292</text:p>
          </table:table-cell>
          <table:table-cell office:value-type="float" office:value="2.32336266666667" calcext:value-type="float">
            <text:p>2.32336</text:p>
          </table:table-cell>
          <table:table-cell office:value-type="float" office:value="4.262288" calcext:value-type="float">
            <text:p>4.262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73956" calcext:value-type="float">
            <text:p>2.37396</text:p>
          </table:table-cell>
          <table:table-cell office:value-type="float" office:value="2.34963333333333" calcext:value-type="float">
            <text:p>2.34963</text:p>
          </table:table-cell>
          <table:table-cell office:value-type="float" office:value="4.349504" calcext:value-type="float">
            <text:p>4.34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565333333333" calcext:value-type="float">
            <text:p>2.34565</text:p>
          </table:table-cell>
          <table:table-cell office:value-type="float" office:value="2.32269333333333" calcext:value-type="float">
            <text:p>2.32269</text:p>
          </table:table-cell>
          <table:table-cell office:value-type="float" office:value="4.253904" calcext:value-type="float">
            <text:p>4.25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26052" calcext:value-type="float">
            <text:p>2.32605</text:p>
          </table:table-cell>
          <table:table-cell office:value-type="float" office:value="2.33701466666667" calcext:value-type="float">
            <text:p>2.33701</text:p>
          </table:table-cell>
          <table:table-cell office:value-type="float" office:value="4.254688" calcext:value-type="float">
            <text:p>4.254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5688" calcext:value-type="float">
            <text:p>2.33569</text:p>
          </table:table-cell>
          <table:table-cell office:value-type="float" office:value="2.32875333333333" calcext:value-type="float">
            <text:p>2.32875</text:p>
          </table:table-cell>
          <table:table-cell office:value-type="float" office:value="3.484384" calcext:value-type="float">
            <text:p>3.48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2929733333333" calcext:value-type="float">
            <text:p>2.3293</text:p>
          </table:table-cell>
          <table:table-cell office:value-type="float" office:value="2.32348533333333" calcext:value-type="float">
            <text:p>2.32349</text:p>
          </table:table-cell>
          <table:table-cell office:value-type="float" office:value="3.456224" calcext:value-type="float">
            <text:p>3.45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11752" calcext:value-type="float">
            <text:p>2.31175</text:p>
          </table:table-cell>
          <table:table-cell office:value-type="float" office:value="2.3327" calcext:value-type="float">
            <text:p>2.3327</text:p>
          </table:table-cell>
          <table:table-cell office:value-type="float" office:value="4.421456" calcext:value-type="float">
            <text:p>4.421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301344" calcext:value-type="float">
            <text:p>2.30134</text:p>
          </table:table-cell>
          <table:table-cell office:value-type="float" office:value="2.31469466666667" calcext:value-type="float">
            <text:p>2.31469</text:p>
          </table:table-cell>
          <table:table-cell office:value-type="float" office:value="4.265184" calcext:value-type="float">
            <text:p>4.265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343333333333" calcext:value-type="float">
            <text:p>2.29343</text:p>
          </table:table-cell>
          <table:table-cell office:value-type="float" office:value="2.26934533333333" calcext:value-type="float">
            <text:p>2.26935</text:p>
          </table:table-cell>
          <table:table-cell office:value-type="float" office:value="3.933888" calcext:value-type="float">
            <text:p>3.933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6036" calcext:value-type="float">
            <text:p>2.30604</text:p>
          </table:table-cell>
          <table:table-cell office:value-type="float" office:value="2.28924" calcext:value-type="float">
            <text:p>2.28924</text:p>
          </table:table-cell>
          <table:table-cell office:value-type="float" office:value="3.376" calcext:value-type="float">
            <text:p>3.3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196" calcext:value-type="float">
            <text:p>2.2882</text:p>
          </table:table-cell>
          <table:table-cell office:value-type="float" office:value="2.25980666666667" calcext:value-type="float">
            <text:p>2.25981</text:p>
          </table:table-cell>
          <table:table-cell office:value-type="float" office:value="4.3792" calcext:value-type="float">
            <text:p>4.37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57066666667" calcext:value-type="float">
            <text:p>2.28157</text:p>
          </table:table-cell>
          <table:table-cell office:value-type="float" office:value="2.28055333333333" calcext:value-type="float">
            <text:p>2.28055</text:p>
          </table:table-cell>
          <table:table-cell office:value-type="float" office:value="3.38024" calcext:value-type="float">
            <text:p>3.380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332" calcext:value-type="float">
            <text:p>2.27733</text:p>
          </table:table-cell>
          <table:table-cell office:value-type="float" office:value="2.26417733333333" calcext:value-type="float">
            <text:p>2.26418</text:p>
          </table:table-cell>
          <table:table-cell office:value-type="float" office:value="3.376944" calcext:value-type="float">
            <text:p>3.376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392" calcext:value-type="float">
            <text:p>2.26639</text:p>
          </table:table-cell>
          <table:table-cell office:value-type="float" office:value="2.26328666666667" calcext:value-type="float">
            <text:p>2.26329</text:p>
          </table:table-cell>
          <table:table-cell office:value-type="float" office:value="3.552288" calcext:value-type="float">
            <text:p>3.552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92133333333" calcext:value-type="float">
            <text:p>2.26492</text:p>
          </table:table-cell>
          <table:table-cell office:value-type="float" office:value="2.267164" calcext:value-type="float">
            <text:p>2.26716</text:p>
          </table:table-cell>
          <table:table-cell office:value-type="float" office:value="4.476752" calcext:value-type="float">
            <text:p>4.476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428" calcext:value-type="float">
            <text:p>2.26343</text:p>
          </table:table-cell>
          <table:table-cell office:value-type="float" office:value="2.26670266666667" calcext:value-type="float">
            <text:p>2.2667</text:p>
          </table:table-cell>
          <table:table-cell office:value-type="float" office:value="3.968368" calcext:value-type="float">
            <text:p>3.968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138266666667" calcext:value-type="float">
            <text:p>2.23138</text:p>
          </table:table-cell>
          <table:table-cell office:value-type="float" office:value="2.18630266666667" calcext:value-type="float">
            <text:p>2.1863</text:p>
          </table:table-cell>
          <table:table-cell office:value-type="float" office:value="3.189872" calcext:value-type="float">
            <text:p>3.189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024" calcext:value-type="float">
            <text:p>2.21302</text:p>
          </table:table-cell>
          <table:table-cell office:value-type="float" office:value="2.21433866666667" calcext:value-type="float">
            <text:p>2.21434</text:p>
          </table:table-cell>
          <table:table-cell office:value-type="float" office:value="3.182" calcext:value-type="float">
            <text:p>3.1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107066666667" calcext:value-type="float">
            <text:p>2.23107</text:p>
          </table:table-cell>
          <table:table-cell office:value-type="float" office:value="2.20680933333333" calcext:value-type="float">
            <text:p>2.20681</text:p>
          </table:table-cell>
          <table:table-cell office:value-type="float" office:value="3.268272" calcext:value-type="float">
            <text:p>3.268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79466666667" calcext:value-type="float">
            <text:p>2.18279</text:p>
          </table:table-cell>
          <table:table-cell office:value-type="float" office:value="2.208308" calcext:value-type="float">
            <text:p>2.20831</text:p>
          </table:table-cell>
          <table:table-cell office:value-type="float" office:value="3.184768" calcext:value-type="float">
            <text:p>3.184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9828" calcext:value-type="float">
            <text:p>2.17983</text:p>
          </table:table-cell>
          <table:table-cell office:value-type="float" office:value="2.15994266666667" calcext:value-type="float">
            <text:p>2.15994</text:p>
          </table:table-cell>
          <table:table-cell office:value-type="float" office:value="2.804256" calcext:value-type="float">
            <text:p>2.804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437733333333" calcext:value-type="float">
            <text:p>2.14438</text:p>
          </table:table-cell>
          <table:table-cell office:value-type="float" office:value="2.136136" calcext:value-type="float">
            <text:p>2.13614</text:p>
          </table:table-cell>
          <table:table-cell office:value-type="float" office:value="2.825904" calcext:value-type="float">
            <text:p>2.82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020533333333" calcext:value-type="float">
            <text:p>2.10021</text:p>
          </table:table-cell>
          <table:table-cell office:value-type="float" office:value="2.103644" calcext:value-type="float">
            <text:p>2.10364</text:p>
          </table:table-cell>
          <table:table-cell office:value-type="float" office:value="3.466384" calcext:value-type="float">
            <text:p>3.466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496266666667" calcext:value-type="float">
            <text:p>2.11496</text:p>
          </table:table-cell>
          <table:table-cell office:value-type="float" office:value="2.089824" calcext:value-type="float">
            <text:p>2.08982</text:p>
          </table:table-cell>
          <table:table-cell office:value-type="float" office:value="3.357824" calcext:value-type="float">
            <text:p>3.357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65176133333333" calcext:value-type="float">
            <text:p>2.65176</text:p>
          </table:table-cell>
          <table:table-cell office:value-type="float" office:value="2.636908" calcext:value-type="float">
            <text:p>2.63691</text:p>
          </table:table-cell>
          <table:table-cell office:value-type="float" office:value="6.446752" calcext:value-type="float">
            <text:p>6.446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2.39676008888889" calcext:value-type="float">
            <text:p>2.39676</text:p>
          </table:table-cell>
          <table:table-cell table:formula="of:=AVERAGE([.BT1:.BT15])" office:value-type="float" office:value="2.39016773333333" calcext:value-type="float">
            <text:p>2.39017</text:p>
          </table:table-cell>
          <table:table-cell table:formula="of:=AVERAGE([.BU1:.BU15])" office:value-type="float" office:value="4.40151146666667" calcext:value-type="float">
            <text:p>4.4015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2424933333333" calcext:value-type="float">
            <text:p>2.52425</text:p>
          </table:table-cell>
          <table:table-cell office:value-type="float" office:value="2.52809333333333" calcext:value-type="float">
            <text:p>2.52809</text:p>
          </table:table-cell>
          <table:table-cell office:value-type="float" office:value="5.349824" calcext:value-type="float">
            <text:p>5.349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5194048" calcext:value-type="float">
            <text:p>2.5194</text:p>
          </table:table-cell>
          <table:table-cell table:formula="of:=AVERAGE([.BT1:.BT5])" office:value-type="float" office:value="2.51443333333333" calcext:value-type="float">
            <text:p>2.51443</text:p>
          </table:table-cell>
          <table:table-cell table:formula="of:=AVERAGE([.BU1:.BU5])" office:value-type="float" office:value="4.8913248" calcext:value-type="float">
            <text:p>4.89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9698" calcext:value-type="float">
            <text:p>2.49698</text:p>
          </table:table-cell>
          <table:table-cell office:value-type="float" office:value="2.49902133333333" calcext:value-type="float">
            <text:p>2.49902</text:p>
          </table:table-cell>
          <table:table-cell office:value-type="float" office:value="3.81968" calcext:value-type="float">
            <text:p>3.81968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8551466666667" calcext:value-type="float">
            <text:p>2.48551</text:p>
          </table:table-cell>
          <table:table-cell office:value-type="float" office:value="2.47263466666667" calcext:value-type="float">
            <text:p>2.47263</text:p>
          </table:table-cell>
          <table:table-cell office:value-type="float" office:value="4.773936" calcext:value-type="float">
            <text:p>4.773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851866666667" calcext:value-type="float">
            <text:p>2.43852</text:p>
          </table:table-cell>
          <table:table-cell office:value-type="float" office:value="2.43550933333333" calcext:value-type="float">
            <text:p>2.43551</text:p>
          </table:table-cell>
          <table:table-cell office:value-type="float" office:value="4.066432" calcext:value-type="float">
            <text:p>4.0664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7408" calcext:value-type="float">
            <text:p>2.43741</text:p>
          </table:table-cell>
          <table:table-cell office:value-type="float" office:value="2.428336" calcext:value-type="float">
            <text:p>2.42834</text:p>
          </table:table-cell>
          <table:table-cell office:value-type="float" office:value="4.158768" calcext:value-type="float">
            <text:p>4.158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3296666666667" calcext:value-type="float">
            <text:p>2.43297</text:p>
          </table:table-cell>
          <table:table-cell office:value-type="float" office:value="2.42058266666667" calcext:value-type="float">
            <text:p>2.42058</text:p>
          </table:table-cell>
          <table:table-cell office:value-type="float" office:value="4.924096" calcext:value-type="float">
            <text:p>4.924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.40192933333333" calcext:value-type="float">
            <text:p>2.40193</text:p>
          </table:table-cell>
          <table:table-cell office:value-type="float" office:value="2.39899866666667" calcext:value-type="float">
            <text:p>2.399</text:p>
          </table:table-cell>
          <table:table-cell office:value-type="float" office:value="4.582096" calcext:value-type="float">
            <text:p>4.5821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8644" calcext:value-type="float">
            <text:p>2.36864</text:p>
          </table:table-cell>
          <table:table-cell office:value-type="float" office:value="2.370324" calcext:value-type="float">
            <text:p>2.37032</text:p>
          </table:table-cell>
          <table:table-cell office:value-type="float" office:value="4.353536" calcext:value-type="float">
            <text:p>4.3535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5992133333333" calcext:value-type="float">
            <text:p>2.35992</text:p>
          </table:table-cell>
          <table:table-cell office:value-type="float" office:value="2.32777066666667" calcext:value-type="float">
            <text:p>2.32777</text:p>
          </table:table-cell>
          <table:table-cell office:value-type="float" office:value="4.251296" calcext:value-type="float">
            <text:p>4.25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.311752" calcext:value-type="float">
            <text:p>2.31175</text:p>
          </table:table-cell>
          <table:table-cell office:value-type="float" office:value="2.3327" calcext:value-type="float">
            <text:p>2.3327</text:p>
          </table:table-cell>
          <table:table-cell office:value-type="float" office:value="4.421456" calcext:value-type="float">
            <text:p>4.42146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343333333333" calcext:value-type="float">
            <text:p>2.29343</text:p>
          </table:table-cell>
          <table:table-cell office:value-type="float" office:value="2.26934533333333" calcext:value-type="float">
            <text:p>2.26935</text:p>
          </table:table-cell>
          <table:table-cell office:value-type="float" office:value="3.933888" calcext:value-type="float">
            <text:p>3.93389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196" calcext:value-type="float">
            <text:p>2.2882</text:p>
          </table:table-cell>
          <table:table-cell office:value-type="float" office:value="2.25980666666667" calcext:value-type="float">
            <text:p>2.25981</text:p>
          </table:table-cell>
          <table:table-cell office:value-type="float" office:value="4.3792" calcext:value-type="float">
            <text:p>4.37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332" calcext:value-type="float">
            <text:p>2.27733</text:p>
          </table:table-cell>
          <table:table-cell office:value-type="float" office:value="2.26417733333333" calcext:value-type="float">
            <text:p>2.26418</text:p>
          </table:table-cell>
          <table:table-cell office:value-type="float" office:value="3.376944" calcext:value-type="float">
            <text:p>3.37694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279466666667" calcext:value-type="float">
            <text:p>2.18279</text:p>
          </table:table-cell>
          <table:table-cell office:value-type="float" office:value="2.208308" calcext:value-type="float">
            <text:p>2.20831</text:p>
          </table:table-cell>
          <table:table-cell office:value-type="float" office:value="3.184768" calcext:value-type="float">
            <text:p>3.184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627648" calcext:value-type="float">
            <text:p>2.62765</text:p>
          </table:table-cell>
          <table:table-cell office:value-type="float" office:value="2.629828" calcext:value-type="float">
            <text:p>2.62983</text:p>
          </table:table-cell>
          <table:table-cell office:value-type="float" office:value="6.569712" calcext:value-type="float">
            <text:p>6.5697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2.39399591111111" calcext:value-type="float">
            <text:p>2.394</text:p>
          </table:table-cell>
          <table:table-cell table:formula="of:=AVERAGE([.BT16:.BT30])" office:value-type="float" office:value="2.38349982222222" calcext:value-type="float">
            <text:p>2.3835</text:p>
          </table:table-cell>
          <table:table-cell table:formula="of:=AVERAGE([.BU16:.BU30])" office:value-type="float" office:value="4.4417824" calcext:value-type="float">
            <text:p>4.44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43228" calcext:value-type="float">
            <text:p>2.54323</text:p>
          </table:table-cell>
          <table:table-cell office:value-type="float" office:value="2.52585733333333" calcext:value-type="float">
            <text:p>2.52586</text:p>
          </table:table-cell>
          <table:table-cell office:value-type="float" office:value="5.275168" calcext:value-type="float">
            <text:p>5.2751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2.51783626666667" calcext:value-type="float">
            <text:p>2.51784</text:p>
          </table:table-cell>
          <table:table-cell table:formula="of:=AVERAGE([.BT16:.BT20])" office:value-type="float" office:value="2.50996373333333" calcext:value-type="float">
            <text:p>2.50996</text:p>
          </table:table-cell>
          <table:table-cell table:formula="of:=AVERAGE([.BU16:.BU20])" office:value-type="float" office:value="4.8919744" calcext:value-type="float">
            <text:p>4.89197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9631733333333" calcext:value-type="float">
            <text:p>2.49632</text:p>
          </table:table-cell>
          <table:table-cell office:value-type="float" office:value="2.47486266666667" calcext:value-type="float">
            <text:p>2.47486</text:p>
          </table:table-cell>
          <table:table-cell office:value-type="float" office:value="3.817136" calcext:value-type="float">
            <text:p>3.81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46501733333333" calcext:value-type="float">
            <text:p>2.46502</text:p>
          </table:table-cell>
          <table:table-cell office:value-type="float" office:value="2.47189733333333" calcext:value-type="float">
            <text:p>2.4719</text:p>
          </table:table-cell>
          <table:table-cell office:value-type="float" office:value="4.742304" calcext:value-type="float">
            <text:p>4.74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45697066666667" calcext:value-type="float">
            <text:p>2.45697</text:p>
          </table:table-cell>
          <table:table-cell office:value-type="float" office:value="2.44737333333333" calcext:value-type="float">
            <text:p>2.44737</text:p>
          </table:table-cell>
          <table:table-cell office:value-type="float" office:value="4.055552" calcext:value-type="float">
            <text:p>4.0555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4670266666667" calcext:value-type="float">
            <text:p>2.4467</text:p>
          </table:table-cell>
          <table:table-cell office:value-type="float" office:value="2.43740133333333" calcext:value-type="float">
            <text:p>2.4374</text:p>
          </table:table-cell>
          <table:table-cell office:value-type="float" office:value="4.182624" calcext:value-type="float">
            <text:p>4.18262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036" calcext:value-type="float">
            <text:p>2.43036</text:p>
          </table:table-cell>
          <table:table-cell office:value-type="float" office:value="2.42551066666667" calcext:value-type="float">
            <text:p>2.42551</text:p>
          </table:table-cell>
          <table:table-cell office:value-type="float" office:value="4.970096" calcext:value-type="float">
            <text:p>4.97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1001466666667" calcext:value-type="float">
            <text:p>2.41001</text:p>
          </table:table-cell>
          <table:table-cell office:value-type="float" office:value="2.398212" calcext:value-type="float">
            <text:p>2.39821</text:p>
          </table:table-cell>
          <table:table-cell office:value-type="float" office:value="4.463008" calcext:value-type="float">
            <text:p>4.46301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6055866666667" calcext:value-type="float">
            <text:p>2.36056</text:p>
          </table:table-cell>
          <table:table-cell office:value-type="float" office:value="2.32071066666667" calcext:value-type="float">
            <text:p>2.32071</text:p>
          </table:table-cell>
          <table:table-cell office:value-type="float" office:value="4.844768" calcext:value-type="float">
            <text:p>4.8447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565333333333" calcext:value-type="float">
            <text:p>2.34565</text:p>
          </table:table-cell>
          <table:table-cell office:value-type="float" office:value="2.32269333333333" calcext:value-type="float">
            <text:p>2.32269</text:p>
          </table:table-cell>
          <table:table-cell office:value-type="float" office:value="4.253904" calcext:value-type="float">
            <text:p>4.25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301344" calcext:value-type="float">
            <text:p>2.30134</text:p>
          </table:table-cell>
          <table:table-cell office:value-type="float" office:value="2.31469466666667" calcext:value-type="float">
            <text:p>2.31469</text:p>
          </table:table-cell>
          <table:table-cell office:value-type="float" office:value="4.265184" calcext:value-type="float">
            <text:p>4.265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6392" calcext:value-type="float">
            <text:p>2.26639</text:p>
          </table:table-cell>
          <table:table-cell office:value-type="float" office:value="2.26328666666667" calcext:value-type="float">
            <text:p>2.26329</text:p>
          </table:table-cell>
          <table:table-cell office:value-type="float" office:value="3.552288" calcext:value-type="float">
            <text:p>3.552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492133333333" calcext:value-type="float">
            <text:p>2.26492</text:p>
          </table:table-cell>
          <table:table-cell office:value-type="float" office:value="2.267164" calcext:value-type="float">
            <text:p>2.26716</text:p>
          </table:table-cell>
          <table:table-cell office:value-type="float" office:value="4.476752" calcext:value-type="float">
            <text:p>4.47675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3428" calcext:value-type="float">
            <text:p>2.26343</text:p>
          </table:table-cell>
          <table:table-cell office:value-type="float" office:value="2.26670266666667" calcext:value-type="float">
            <text:p>2.2667</text:p>
          </table:table-cell>
          <table:table-cell office:value-type="float" office:value="3.968368" calcext:value-type="float">
            <text:p>3.968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138266666667" calcext:value-type="float">
            <text:p>2.23138</text:p>
          </table:table-cell>
          <table:table-cell office:value-type="float" office:value="2.18630266666667" calcext:value-type="float">
            <text:p>2.1863</text:p>
          </table:table-cell>
          <table:table-cell office:value-type="float" office:value="3.189872" calcext:value-type="float">
            <text:p>3.18987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2576933333333" calcext:value-type="float">
            <text:p>2.52577</text:p>
          </table:table-cell>
          <table:table-cell office:value-type="float" office:value="2.51114533333333" calcext:value-type="float">
            <text:p>2.51115</text:p>
          </table:table-cell>
          <table:table-cell office:value-type="float" office:value="3.654448" calcext:value-type="float">
            <text:p>3.65445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2.35578391111111" calcext:value-type="float">
            <text:p>2.35578</text:p>
          </table:table-cell>
          <table:table-cell table:formula="of:=AVERAGE([.BT31:.BT45])" office:value-type="float" office:value="2.34796568888889" calcext:value-type="float">
            <text:p>2.34797</text:p>
          </table:table-cell>
          <table:table-cell table:formula="of:=AVERAGE([.BU31:.BU45])" office:value-type="float" office:value="3.95165866666667" calcext:value-type="float">
            <text:p>3.9516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0200533333333" calcext:value-type="float">
            <text:p>2.50201</text:p>
          </table:table-cell>
          <table:table-cell office:value-type="float" office:value="2.49757066666667" calcext:value-type="float">
            <text:p>2.49757</text:p>
          </table:table-cell>
          <table:table-cell office:value-type="float" office:value="4.34384" calcext:value-type="float">
            <text:p>4.3438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2.46764053333333" calcext:value-type="float">
            <text:p>2.46764</text:p>
          </table:table-cell>
          <table:table-cell table:formula="of:=AVERAGE([.BT31:.BT35])" office:value-type="float" office:value="2.45682186666667" calcext:value-type="float">
            <text:p>2.45682</text:p>
          </table:table-cell>
          <table:table-cell table:formula="of:=AVERAGE([.BU31:.BU35])" office:value-type="float" office:value="4.3386272" calcext:value-type="float">
            <text:p>4.3386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44936" calcext:value-type="float">
            <text:p>2.44494</text:p>
          </table:table-cell>
          <table:table-cell office:value-type="float" office:value="2.41875733333333" calcext:value-type="float">
            <text:p>2.41876</text:p>
          </table:table-cell>
          <table:table-cell office:value-type="float" office:value="4.13256" calcext:value-type="float">
            <text:p>4.1325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3849466666667" calcext:value-type="float">
            <text:p>2.43849</text:p>
          </table:table-cell>
          <table:table-cell office:value-type="float" office:value="2.43318266666667" calcext:value-type="float">
            <text:p>2.43318</text:p>
          </table:table-cell>
          <table:table-cell office:value-type="float" office:value="4.724368" calcext:value-type="float">
            <text:p>4.7243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2699733333333" calcext:value-type="float">
            <text:p>2.427</text:p>
          </table:table-cell>
          <table:table-cell office:value-type="float" office:value="2.42345333333333" calcext:value-type="float">
            <text:p>2.42345</text:p>
          </table:table-cell>
          <table:table-cell office:value-type="float" office:value="4.83792" calcext:value-type="float">
            <text:p>4.8379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.41499333333333" calcext:value-type="float">
            <text:p>2.41499</text:p>
          </table:table-cell>
          <table:table-cell office:value-type="float" office:value="2.39546133333333" calcext:value-type="float">
            <text:p>2.39546</text:p>
          </table:table-cell>
          <table:table-cell office:value-type="float" office:value="4.998672" calcext:value-type="float">
            <text:p>4.99867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9416266666667" calcext:value-type="float">
            <text:p>2.39416</text:p>
          </table:table-cell>
          <table:table-cell office:value-type="float" office:value="2.39829066666667" calcext:value-type="float">
            <text:p>2.39829</text:p>
          </table:table-cell>
          <table:table-cell office:value-type="float" office:value="4.065328" calcext:value-type="float">
            <text:p>4.06533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6775733333333" calcext:value-type="float">
            <text:p>2.36776</text:p>
          </table:table-cell>
          <table:table-cell office:value-type="float" office:value="2.36978666666667" calcext:value-type="float">
            <text:p>2.36979</text:p>
          </table:table-cell>
          <table:table-cell office:value-type="float" office:value="4.364288" calcext:value-type="float">
            <text:p>4.364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8408" calcext:value-type="float">
            <text:p>2.35841</text:p>
          </table:table-cell>
          <table:table-cell office:value-type="float" office:value="2.36124266666667" calcext:value-type="float">
            <text:p>2.36124</text:p>
          </table:table-cell>
          <table:table-cell office:value-type="float" office:value="3.573904" calcext:value-type="float">
            <text:p>3.573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5291866666667" calcext:value-type="float">
            <text:p>2.35292</text:p>
          </table:table-cell>
          <table:table-cell office:value-type="float" office:value="2.32336266666667" calcext:value-type="float">
            <text:p>2.32336</text:p>
          </table:table-cell>
          <table:table-cell office:value-type="float" office:value="4.262288" calcext:value-type="float">
            <text:p>4.26229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35688" calcext:value-type="float">
            <text:p>2.33569</text:p>
          </table:table-cell>
          <table:table-cell office:value-type="float" office:value="2.32875333333333" calcext:value-type="float">
            <text:p>2.32875</text:p>
          </table:table-cell>
          <table:table-cell office:value-type="float" office:value="3.484384" calcext:value-type="float">
            <text:p>3.484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157066666667" calcext:value-type="float">
            <text:p>2.28157</text:p>
          </table:table-cell>
          <table:table-cell office:value-type="float" office:value="2.28055333333333" calcext:value-type="float">
            <text:p>2.28055</text:p>
          </table:table-cell>
          <table:table-cell office:value-type="float" office:value="3.38024" calcext:value-type="float">
            <text:p>3.38024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13024" calcext:value-type="float">
            <text:p>2.21302</text:p>
          </table:table-cell>
          <table:table-cell office:value-type="float" office:value="2.21433866666667" calcext:value-type="float">
            <text:p>2.21434</text:p>
          </table:table-cell>
          <table:table-cell office:value-type="float" office:value="3.182" calcext:value-type="float">
            <text:p>3.1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79828" calcext:value-type="float">
            <text:p>2.17983</text:p>
          </table:table-cell>
          <table:table-cell office:value-type="float" office:value="2.15994266666667" calcext:value-type="float">
            <text:p>2.15994</text:p>
          </table:table-cell>
          <table:table-cell office:value-type="float" office:value="2.804256" calcext:value-type="float">
            <text:p>2.80426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0020533333333" calcext:value-type="float">
            <text:p>2.10021</text:p>
          </table:table-cell>
          <table:table-cell office:value-type="float" office:value="2.103644" calcext:value-type="float">
            <text:p>2.10364</text:p>
          </table:table-cell>
          <table:table-cell office:value-type="float" office:value="3.466384" calcext:value-type="float">
            <text:p>3.46638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526108" calcext:value-type="float">
            <text:p>2.52611</text:p>
          </table:table-cell>
          <table:table-cell office:value-type="float" office:value="2.529692" calcext:value-type="float">
            <text:p>2.52969</text:p>
          </table:table-cell>
          <table:table-cell office:value-type="float" office:value="3.655696" calcext:value-type="float">
            <text:p>3.655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2.35427333333333" calcext:value-type="float">
            <text:p>2.35427</text:p>
          </table:table-cell>
          <table:table-cell table:formula="of:=AVERAGE([.BT46:.BT60])" office:value-type="float" office:value="2.34375644444444" calcext:value-type="float">
            <text:p>2.34376</text:p>
          </table:table-cell>
          <table:table-cell table:formula="of:=AVERAGE([.BU46:.BU60])" office:value-type="float" office:value="3.94418986666667" calcext:value-type="float">
            <text:p>3.944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491228" calcext:value-type="float">
            <text:p>2.49123</text:p>
          </table:table-cell>
          <table:table-cell office:value-type="float" office:value="2.48058933333333" calcext:value-type="float">
            <text:p>2.48059</text:p>
          </table:table-cell>
          <table:table-cell office:value-type="float" office:value="4.320128" calcext:value-type="float">
            <text:p>4.3201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2.46394506666667" calcext:value-type="float">
            <text:p>2.46395</text:p>
          </table:table-cell>
          <table:table-cell table:formula="of:=AVERAGE([.BT46:.BT50])" office:value-type="float" office:value="2.45977706666667" calcext:value-type="float">
            <text:p>2.45978</text:p>
          </table:table-cell>
          <table:table-cell table:formula="of:=AVERAGE([.BU46:.BU50])" office:value-type="float" office:value="4.3431776" calcext:value-type="float">
            <text:p>4.343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47064" calcext:value-type="float">
            <text:p>2.44706</text:p>
          </table:table-cell>
          <table:table-cell office:value-type="float" office:value="2.43542933333333" calcext:value-type="float">
            <text:p>2.43543</text:p>
          </table:table-cell>
          <table:table-cell office:value-type="float" office:value="4.778992" calcext:value-type="float">
            <text:p>4.7789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.44228133333333" calcext:value-type="float">
            <text:p>2.44228</text:p>
          </table:table-cell>
          <table:table-cell office:value-type="float" office:value="2.43173866666667" calcext:value-type="float">
            <text:p>2.43174</text:p>
          </table:table-cell>
          <table:table-cell office:value-type="float" office:value="4.749296" calcext:value-type="float">
            <text:p>4.749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13044" calcext:value-type="float">
            <text:p>2.41304</text:p>
          </table:table-cell>
          <table:table-cell office:value-type="float" office:value="2.421436" calcext:value-type="float">
            <text:p>2.42144</text:p>
          </table:table-cell>
          <table:table-cell office:value-type="float" office:value="4.211776" calcext:value-type="float">
            <text:p>4.2117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402944" calcext:value-type="float">
            <text:p>2.40294</text:p>
          </table:table-cell>
          <table:table-cell office:value-type="float" office:value="2.38458933333333" calcext:value-type="float">
            <text:p>2.38459</text:p>
          </table:table-cell>
          <table:table-cell office:value-type="float" office:value="4.017136" calcext:value-type="float">
            <text:p>4.01714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8360266666667" calcext:value-type="float">
            <text:p>2.3836</text:p>
          </table:table-cell>
          <table:table-cell office:value-type="float" office:value="2.38359466666667" calcext:value-type="float">
            <text:p>2.38359</text:p>
          </table:table-cell>
          <table:table-cell office:value-type="float" office:value="5.020176" calcext:value-type="float">
            <text:p>5.02018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.382076" calcext:value-type="float">
            <text:p>2.38208</text:p>
          </table:table-cell>
          <table:table-cell office:value-type="float" office:value="2.35713466666667" calcext:value-type="float">
            <text:p>2.35713</text:p>
          </table:table-cell>
          <table:table-cell office:value-type="float" office:value="3.521232" calcext:value-type="float">
            <text:p>3.52123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73956" calcext:value-type="float">
            <text:p>2.37396</text:p>
          </table:table-cell>
          <table:table-cell office:value-type="float" office:value="2.34963333333333" calcext:value-type="float">
            <text:p>2.34963</text:p>
          </table:table-cell>
          <table:table-cell office:value-type="float" office:value="4.349504" calcext:value-type="float">
            <text:p>4.3495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26052" calcext:value-type="float">
            <text:p>2.32605</text:p>
          </table:table-cell>
          <table:table-cell office:value-type="float" office:value="2.33701466666667" calcext:value-type="float">
            <text:p>2.33701</text:p>
          </table:table-cell>
          <table:table-cell office:value-type="float" office:value="4.254688" calcext:value-type="float">
            <text:p>4.2546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32929733333333" calcext:value-type="float">
            <text:p>2.3293</text:p>
          </table:table-cell>
          <table:table-cell office:value-type="float" office:value="2.32348533333333" calcext:value-type="float">
            <text:p>2.32349</text:p>
          </table:table-cell>
          <table:table-cell office:value-type="float" office:value="3.456224" calcext:value-type="float">
            <text:p>3.4562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06036" calcext:value-type="float">
            <text:p>2.30604</text:p>
          </table:table-cell>
          <table:table-cell office:value-type="float" office:value="2.28924" calcext:value-type="float">
            <text:p>2.28924</text:p>
          </table:table-cell>
          <table:table-cell office:value-type="float" office:value="3.376" calcext:value-type="float">
            <text:p>3.376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3107066666667" calcext:value-type="float">
            <text:p>2.23107</text:p>
          </table:table-cell>
          <table:table-cell office:value-type="float" office:value="2.20680933333333" calcext:value-type="float">
            <text:p>2.20681</text:p>
          </table:table-cell>
          <table:table-cell office:value-type="float" office:value="3.268272" calcext:value-type="float">
            <text:p>3.26827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437733333333" calcext:value-type="float">
            <text:p>2.14438</text:p>
          </table:table-cell>
          <table:table-cell office:value-type="float" office:value="2.136136" calcext:value-type="float">
            <text:p>2.13614</text:p>
          </table:table-cell>
          <table:table-cell office:value-type="float" office:value="2.825904" calcext:value-type="float">
            <text:p>2.8259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1496266666667" calcext:value-type="float">
            <text:p>2.11496</text:p>
          </table:table-cell>
          <table:table-cell office:value-type="float" office:value="2.089824" calcext:value-type="float">
            <text:p>2.08982</text:p>
          </table:table-cell>
          <table:table-cell office:value-type="float" office:value="3.357824" calcext:value-type="float">
            <text:p>3.35782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09:32:19.966947247</dc:date>
    <meta:document-statistic meta:table-count="2" meta:cell-count="9024" meta:object-count="0"/>
    <meta:generator>LibreOffice/4.2.8.2$Linux_X86_64 LibreOffice_project/420m0$Build-2</meta:generator>
  </office:meta>
</office:document-meta>
</file>